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fba3" officeooo:paragraph-rsid="0009fba3"/>
    </style:style>
    <style:style style:name="P2" style:family="paragraph" style:parent-style-name="Standard">
      <style:text-properties officeooo:rsid="000bcd60" officeooo:paragraph-rsid="000bcd60"/>
    </style:style>
    <style:style style:name="P3" style:family="paragraph" style:parent-style-name="Standard">
      <style:text-properties officeooo:rsid="000c8d8b" officeooo:paragraph-rsid="000c8d8b"/>
    </style:style>
    <style:style style:name="P4" style:family="paragraph" style:parent-style-name="Standard">
      <style:text-properties officeooo:rsid="000c8d8b" officeooo:paragraph-rsid="000df489"/>
    </style:style>
    <style:style style:name="P5" style:family="paragraph" style:parent-style-name="Standard">
      <style:text-properties officeooo:rsid="000c8d8b" officeooo:paragraph-rsid="00121f99"/>
    </style:style>
    <style:style style:name="P6" style:family="paragraph" style:parent-style-name="Standard">
      <style:text-properties officeooo:rsid="000fd8b3" officeooo:paragraph-rsid="000fd8b3"/>
    </style:style>
    <style:style style:name="P7" style:family="paragraph" style:parent-style-name="Standard">
      <style:text-properties officeooo:rsid="000fd8b3" officeooo:paragraph-rsid="0010ede9"/>
    </style:style>
    <style:style style:name="P8" style:family="paragraph" style:parent-style-name="Standard">
      <style:text-properties officeooo:rsid="000fd8b3" officeooo:paragraph-rsid="00110d89"/>
    </style:style>
    <style:style style:name="P9" style:family="paragraph" style:parent-style-name="Standard">
      <style:text-properties officeooo:rsid="0010ede9" officeooo:paragraph-rsid="0010ede9"/>
    </style:style>
    <style:style style:name="P10" style:family="paragraph" style:parent-style-name="Standard">
      <style:text-properties officeooo:rsid="00119524" officeooo:paragraph-rsid="00119524"/>
    </style:style>
    <style:style style:name="P11" style:family="paragraph" style:parent-style-name="Standard">
      <style:text-properties officeooo:rsid="00121f99" officeooo:paragraph-rsid="00121f99"/>
    </style:style>
    <style:style style:name="P12" style:family="paragraph" style:parent-style-name="Standard">
      <style:text-properties officeooo:rsid="0013fee4" officeooo:paragraph-rsid="0013fee4"/>
    </style:style>
    <style:style style:name="P13" style:family="paragraph" style:parent-style-name="Standard">
      <style:text-properties officeooo:rsid="00157459" officeooo:paragraph-rsid="00157459"/>
    </style:style>
    <style:style style:name="P14" style:family="paragraph" style:parent-style-name="Standard">
      <style:text-properties officeooo:rsid="00157459" officeooo:paragraph-rsid="0016cdd9"/>
    </style:style>
    <style:style style:name="P15" style:family="paragraph" style:parent-style-name="Standard">
      <style:text-properties officeooo:rsid="0016cdd9" officeooo:paragraph-rsid="0016cdd9"/>
    </style:style>
    <style:style style:name="P16" style:family="paragraph" style:parent-style-name="Standard">
      <style:text-properties officeooo:rsid="001862e4" officeooo:paragraph-rsid="001862e4"/>
    </style:style>
    <style:style style:name="P17" style:family="paragraph" style:parent-style-name="Standard">
      <style:text-properties officeooo:rsid="0018753b" officeooo:paragraph-rsid="001862e4"/>
    </style:style>
    <style:style style:name="P18" style:family="paragraph" style:parent-style-name="Standard">
      <style:text-properties officeooo:rsid="0018753b" officeooo:paragraph-rsid="0018753b"/>
    </style:style>
    <style:style style:name="P19" style:family="paragraph" style:parent-style-name="Standard">
      <style:text-properties officeooo:rsid="0018753b" officeooo:paragraph-rsid="0018a74c"/>
    </style:style>
    <style:style style:name="P20" style:family="paragraph" style:parent-style-name="Standard">
      <style:text-properties officeooo:rsid="0018a74c" officeooo:paragraph-rsid="0018a74c"/>
    </style:style>
    <style:style style:name="P21" style:family="paragraph" style:parent-style-name="Standard">
      <style:text-properties officeooo:rsid="0018b607" officeooo:paragraph-rsid="0018b607"/>
    </style:style>
    <style:style style:name="P22" style:family="paragraph" style:parent-style-name="Standard">
      <style:text-properties officeooo:rsid="0019f684" officeooo:paragraph-rsid="0019f684"/>
    </style:style>
    <style:style style:name="P23" style:family="paragraph" style:parent-style-name="Standard">
      <style:text-properties officeooo:rsid="0019f684" officeooo:paragraph-rsid="001af330"/>
    </style:style>
    <style:style style:name="P24" style:family="paragraph" style:parent-style-name="Standard">
      <style:text-properties officeooo:rsid="0019f684" officeooo:paragraph-rsid="001bea8f"/>
    </style:style>
    <style:style style:name="P25" style:family="paragraph" style:parent-style-name="Standard">
      <style:text-properties officeooo:rsid="001af330" officeooo:paragraph-rsid="001af330"/>
    </style:style>
    <style:style style:name="P26" style:family="paragraph" style:parent-style-name="Standard">
      <style:text-properties officeooo:rsid="001bea8f" officeooo:paragraph-rsid="001bea8f"/>
    </style:style>
    <style:style style:name="P27" style:family="paragraph" style:parent-style-name="Standard">
      <style:text-properties officeooo:rsid="001f6f04" officeooo:paragraph-rsid="001f6f04"/>
    </style:style>
    <style:style style:name="P28" style:family="paragraph" style:parent-style-name="Standard">
      <style:text-properties officeooo:rsid="0021c28f" officeooo:paragraph-rsid="0021c28f"/>
    </style:style>
    <style:style style:name="P29" style:family="paragraph" style:parent-style-name="Standard">
      <style:text-properties officeooo:rsid="00227877" officeooo:paragraph-rsid="00227877"/>
    </style:style>
    <style:style style:name="P30" style:family="paragraph" style:parent-style-name="Standard">
      <style:text-properties officeooo:rsid="00227877" officeooo:paragraph-rsid="0024f08e"/>
    </style:style>
    <style:style style:name="P31" style:family="paragraph" style:parent-style-name="Standard">
      <style:text-properties officeooo:rsid="00227877" officeooo:paragraph-rsid="00252b88"/>
    </style:style>
    <style:style style:name="P32" style:family="paragraph" style:parent-style-name="Standard">
      <style:text-properties officeooo:rsid="0009fba3" officeooo:paragraph-rsid="00121f99"/>
    </style:style>
    <style:style style:name="P33" style:family="paragraph" style:parent-style-name="Standard">
      <style:text-properties officeooo:rsid="0009fba3" officeooo:paragraph-rsid="0009fba3"/>
    </style:style>
    <style:style style:name="P34" style:family="paragraph" style:parent-style-name="Standard">
      <style:text-properties officeooo:rsid="000fd8b3" officeooo:paragraph-rsid="00121f99"/>
    </style:style>
    <style:style style:name="P35" style:family="paragraph" style:parent-style-name="Standard">
      <style:text-properties officeooo:rsid="0018a74c" officeooo:paragraph-rsid="0019f684"/>
    </style:style>
    <style:style style:name="P36" style:family="paragraph" style:parent-style-name="Standard">
      <style:text-properties officeooo:rsid="0018a74c" officeooo:paragraph-rsid="001f6f04"/>
    </style:style>
    <style:style style:name="P37" style:family="paragraph" style:parent-style-name="Standard">
      <style:text-properties officeooo:rsid="00227877" officeooo:paragraph-rsid="00227877"/>
    </style:style>
    <style:style style:name="P38" style:family="paragraph" style:parent-style-name="Standard">
      <style:text-properties officeooo:rsid="00227877" officeooo:paragraph-rsid="00262d21"/>
    </style:style>
    <style:style style:name="P39" style:family="paragraph" style:parent-style-name="Standard">
      <style:text-properties officeooo:rsid="00262d21" officeooo:paragraph-rsid="00262d21"/>
    </style:style>
    <style:style style:name="P40" style:family="paragraph" style:parent-style-name="Standard">
      <style:text-properties officeooo:rsid="0027b9f0" officeooo:paragraph-rsid="0027b9f0"/>
    </style:style>
    <style:style style:name="P41" style:family="paragraph" style:parent-style-name="Standard">
      <style:text-properties officeooo:rsid="0027b9f0" officeooo:paragraph-rsid="0028c81c"/>
    </style:style>
    <style:style style:name="P42" style:family="paragraph" style:parent-style-name="Standard">
      <style:text-properties officeooo:rsid="0027b9f0" officeooo:paragraph-rsid="00299d37"/>
    </style:style>
    <style:style style:name="P43" style:family="paragraph" style:parent-style-name="Standard">
      <style:text-properties officeooo:rsid="0027b9f0" officeooo:paragraph-rsid="002b6c7d"/>
    </style:style>
    <style:style style:name="P44" style:family="paragraph" style:parent-style-name="Standard">
      <style:text-properties officeooo:rsid="00299d37" officeooo:paragraph-rsid="00299d37"/>
    </style:style>
    <style:style style:name="P45" style:family="paragraph" style:parent-style-name="Standard">
      <style:paragraph-properties fo:text-align="center" style:justify-single-word="false"/>
      <style:text-properties style:text-underline-style="solid" style:text-underline-width="auto" style:text-underline-color="font-color" officeooo:rsid="0009fba3" officeooo:paragraph-rsid="0009fba3"/>
    </style:style>
    <style:style style:name="P46" style:family="paragraph" style:parent-style-name="Standard">
      <style:text-properties style:text-underline-style="solid" style:text-underline-width="auto" style:text-underline-color="font-color" officeooo:rsid="00157459" officeooo:paragraph-rsid="00157459"/>
    </style:style>
    <style:style style:name="P47" style:family="paragraph" style:parent-style-name="Standard">
      <style:text-properties fo:font-style="italic" officeooo:rsid="0009fba3" officeooo:paragraph-rsid="0009fba3" style:font-style-asian="italic" style:font-style-complex="italic"/>
    </style:style>
    <style:style style:name="P48" style:family="paragraph" style:parent-style-name="Standard">
      <style:text-properties fo:font-style="italic" officeooo:rsid="000bcd60" officeooo:paragraph-rsid="000bcd60" style:font-style-asian="italic" style:font-style-complex="italic"/>
    </style:style>
    <style:style style:name="P49" style:family="paragraph" style:parent-style-name="Standard">
      <style:text-properties fo:font-style="italic" officeooo:rsid="000bcd60" officeooo:paragraph-rsid="000fd8b3" style:font-style-asian="italic" style:font-style-complex="italic"/>
    </style:style>
    <style:style style:name="P50" style:family="paragraph" style:parent-style-name="Standard">
      <style:text-properties fo:font-style="italic" officeooo:rsid="000bcd60" officeooo:paragraph-rsid="00121f99" style:font-style-asian="italic" style:font-style-complex="italic"/>
    </style:style>
    <style:style style:name="P51" style:family="paragraph" style:parent-style-name="Standard">
      <style:text-properties fo:font-style="italic" officeooo:rsid="000c8d8b" officeooo:paragraph-rsid="000c8d8b" style:font-style-asian="italic" style:font-style-complex="italic"/>
    </style:style>
    <style:style style:name="P52" style:family="paragraph" style:parent-style-name="Standard">
      <style:text-properties fo:font-style="italic" officeooo:rsid="0013fee4" officeooo:paragraph-rsid="0013fee4" style:font-style-asian="italic" style:font-style-complex="italic"/>
    </style:style>
    <style:style style:name="P53" style:family="paragraph" style:parent-style-name="Standard">
      <style:text-properties fo:font-style="italic" officeooo:rsid="00157459" officeooo:paragraph-rsid="00157459" style:font-style-asian="italic" style:font-style-complex="italic"/>
    </style:style>
    <style:style style:name="P54" style:family="paragraph" style:parent-style-name="Standard">
      <style:text-properties fo:font-style="italic" officeooo:rsid="00157459" officeooo:paragraph-rsid="0018753b" style:font-style-asian="italic" style:font-style-complex="italic"/>
    </style:style>
    <style:style style:name="P55" style:family="paragraph" style:parent-style-name="Standard">
      <style:text-properties fo:font-style="italic" officeooo:rsid="00157459" officeooo:paragraph-rsid="0019f684" style:font-style-asian="italic" style:font-style-complex="italic"/>
    </style:style>
    <style:style style:name="P56" style:family="paragraph" style:parent-style-name="Standard">
      <style:text-properties fo:font-style="italic" officeooo:rsid="00157459" officeooo:paragraph-rsid="001f6f04" style:font-style-asian="italic" style:font-style-complex="italic"/>
    </style:style>
    <style:style style:name="P57" style:family="paragraph" style:parent-style-name="Standard">
      <style:text-properties fo:font-style="italic" officeooo:rsid="00157459" officeooo:paragraph-rsid="00227877" style:font-style-asian="italic" style:font-style-complex="italic"/>
    </style:style>
    <style:style style:name="P58" style:family="paragraph" style:parent-style-name="Standard">
      <style:text-properties fo:font-style="italic" officeooo:rsid="00157459" officeooo:paragraph-rsid="002349bd" style:font-style-asian="italic" style:font-style-complex="italic"/>
    </style:style>
    <style:style style:name="P59" style:family="paragraph" style:parent-style-name="Standard">
      <style:text-properties fo:font-style="italic" officeooo:rsid="00157459" officeooo:paragraph-rsid="00262d21" style:font-style-asian="italic" style:font-style-complex="italic"/>
    </style:style>
    <style:style style:name="P60" style:family="paragraph" style:parent-style-name="Standard">
      <style:text-properties fo:font-style="italic" officeooo:rsid="00157459" officeooo:paragraph-rsid="0027b9f0" style:font-style-asian="italic" style:font-style-complex="italic"/>
    </style:style>
    <style:style style:name="P61" style:family="paragraph" style:parent-style-name="Standard">
      <style:text-properties fo:font-style="italic" officeooo:rsid="00157459" officeooo:paragraph-rsid="00299d37" style:font-style-asian="italic" style:font-style-complex="italic"/>
    </style:style>
    <style:style style:name="P62" style:family="paragraph" style:parent-style-name="Standard">
      <style:text-properties fo:font-style="italic" officeooo:rsid="0027b9f0" officeooo:paragraph-rsid="0027b9f0" style:font-style-asian="italic" style:font-style-complex="italic"/>
    </style:style>
    <style:style style:name="P63" style:family="paragraph" style:parent-style-name="Standard">
      <style:text-properties fo:font-style="italic" officeooo:rsid="0027b9f0" officeooo:paragraph-rsid="00299d37" style:font-style-asian="italic" style:font-style-complex="italic"/>
    </style:style>
    <style:style style:name="P64" style:family="paragraph" style:parent-style-name="Standard">
      <style:text-properties fo:font-style="italic" officeooo:rsid="002b8dca" officeooo:paragraph-rsid="002b8dca" style:font-style-asian="italic" style:font-style-complex="italic"/>
    </style:style>
    <style:style style:name="P65" style:family="paragraph" style:parent-style-name="Standard">
      <style:text-properties fo:font-style="normal" officeooo:rsid="00119524" officeooo:paragraph-rsid="00119524" style:font-style-asian="normal" style:font-style-complex="normal"/>
    </style:style>
    <style:style style:name="P66" style:family="paragraph" style:parent-style-name="Standard">
      <style:text-properties officeooo:rsid="0013fee4" officeooo:paragraph-rsid="0013fee4"/>
    </style:style>
    <style:style style:name="P67" style:family="paragraph" style:parent-style-name="Standard">
      <style:text-properties officeooo:rsid="0018753b" officeooo:paragraph-rsid="0018a74c"/>
    </style:style>
    <style:style style:name="P68" style:family="paragraph" style:parent-style-name="Standard">
      <style:text-properties officeooo:rsid="0018753b" officeooo:paragraph-rsid="0018753b"/>
    </style:style>
    <style:style style:name="P69" style:family="paragraph" style:parent-style-name="Standard">
      <style:text-properties officeooo:rsid="001bea8f" officeooo:paragraph-rsid="001bea8f"/>
    </style:style>
    <style:style style:name="P70" style:family="paragraph" style:parent-style-name="Standard">
      <style:text-properties officeooo:rsid="001f6f04" officeooo:paragraph-rsid="002b8dca"/>
    </style:style>
    <style:style style:name="P71" style:family="paragraph" style:parent-style-name="Standard">
      <style:text-properties officeooo:rsid="002b8dca" officeooo:paragraph-rsid="002b8dca"/>
    </style:style>
    <style:style style:name="P72" style:family="paragraph" style:parent-style-name="Standard">
      <style:text-properties officeooo:rsid="002da4bd" officeooo:paragraph-rsid="002da4bd"/>
    </style:style>
    <style:style style:name="T1" style:family="text">
      <style:text-properties officeooo:rsid="0009fba3"/>
    </style:style>
    <style:style style:name="T2" style:family="text">
      <style:text-properties fo:color="#ff3333"/>
    </style:style>
    <style:style style:name="T3" style:family="text">
      <style:text-properties fo:color="#ff3333" officeooo:rsid="0016cdd9"/>
    </style:style>
    <style:style style:name="T4" style:family="text">
      <style:text-properties officeooo:rsid="000c8d8b"/>
    </style:style>
    <style:style style:name="T5" style:family="text">
      <style:text-properties officeooo:rsid="000df489"/>
    </style:style>
    <style:style style:name="T6" style:family="text">
      <style:text-properties officeooo:rsid="0010ede9"/>
    </style:style>
    <style:style style:name="T7" style:family="text">
      <style:text-properties officeooo:rsid="00110d89"/>
    </style:style>
    <style:style style:name="T8" style:family="text">
      <style:text-properties officeooo:rsid="00119524"/>
    </style:style>
    <style:style style:name="T9" style:family="text">
      <style:text-properties officeooo:rsid="0013ca69"/>
    </style:style>
    <style:style style:name="T10" style:family="text">
      <style:text-properties officeooo:rsid="0013fee4"/>
    </style:style>
    <style:style style:name="T11" style:family="text">
      <style:text-properties officeooo:rsid="00157459"/>
    </style:style>
    <style:style style:name="T12" style:family="text">
      <style:text-properties officeooo:rsid="0016cdd9"/>
    </style:style>
    <style:style style:name="T13" style:family="text">
      <style:text-properties officeooo:rsid="001862e4"/>
    </style:style>
    <style:style style:name="T14" style:family="text">
      <style:text-properties officeooo:rsid="0018a74c"/>
    </style:style>
    <style:style style:name="T15" style:family="text">
      <style:text-properties officeooo:rsid="0019f684"/>
    </style:style>
    <style:style style:name="T16" style:family="text">
      <style:text-properties officeooo:rsid="001af330"/>
    </style:style>
    <style:style style:name="T17" style:family="text">
      <style:text-properties officeooo:rsid="001bea8f"/>
    </style:style>
    <style:style style:name="T18" style:family="text">
      <style:text-properties officeooo:rsid="002349bd"/>
    </style:style>
    <style:style style:name="T19" style:family="text">
      <style:text-properties officeooo:rsid="0024f08e"/>
    </style:style>
    <style:style style:name="T20" style:family="text">
      <style:text-properties officeooo:rsid="00252b88"/>
    </style:style>
    <style:style style:name="T21" style:family="text">
      <style:text-properties officeooo:rsid="00262d21"/>
    </style:style>
    <style:style style:name="T22" style:family="text">
      <style:text-properties officeooo:rsid="00227877"/>
    </style:style>
    <style:style style:name="T23" style:family="text">
      <style:text-properties fo:font-weight="normal" style:font-weight-asian="normal" style:font-weight-complex="normal"/>
    </style:style>
    <style:style style:name="T24" style:family="text">
      <style:text-properties fo:font-weight="normal" officeooo:rsid="002349bd" style:font-weight-asian="normal" style:font-weight-complex="normal"/>
    </style:style>
    <style:style style:name="T25" style:family="text">
      <style:text-properties officeooo:rsid="0028c81c"/>
    </style:style>
    <style:style style:name="T26" style:family="text">
      <style:text-properties officeooo:rsid="00299d37"/>
    </style:style>
    <style:style style:name="T27" style:family="text">
      <style:text-properties officeooo:rsid="002b6c7d"/>
    </style:style>
    <style:style style:name="T28" style:family="text">
      <style:text-properties style:text-underline-style="none"/>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2b6c7d"/>
    </style:style>
    <style:style style:name="T31" style:family="text">
      <style:text-properties style:text-underline-style="solid" style:text-underline-width="auto" style:text-underline-color="font-color" officeooo:rsid="0016cdd9"/>
    </style:style>
    <style:style style:name="T32" style:family="text">
      <style:text-properties style:text-underline-style="solid" style:text-underline-width="auto" style:text-underline-color="font-color" officeooo:rsid="0018a74c"/>
    </style:style>
    <style:style style:name="T33" style:family="text">
      <style:text-properties style:text-underline-style="solid" style:text-underline-width="auto" style:text-underline-color="font-color" officeooo:rsid="0024f08e"/>
    </style:style>
    <style:style style:name="T34" style:family="text">
      <style:text-properties style:text-underline-style="solid" style:text-underline-width="auto" style:text-underline-color="font-color" officeooo:rsid="00262d21"/>
    </style:style>
    <style:style style:name="T35" style:family="text">
      <style:text-properties style:text-underline-style="solid" style:text-underline-width="auto" style:text-underline-color="font-color" officeooo:rsid="00299d37"/>
    </style:style>
    <style:style style:name="T36" style:family="text">
      <style:text-properties fo:font-style="italic" style:font-style-asian="italic" style:font-style-complex="italic"/>
    </style:style>
    <style:style style:name="T37" style:family="text">
      <style:text-properties fo:font-style="italic" officeooo:rsid="00262d21" style:font-style-asian="italic" style:font-style-complex="italic"/>
    </style:style>
    <style:style style:name="T38" style:family="text">
      <style:text-properties fo:font-style="italic" officeooo:rsid="00299d37" style:font-style-asian="italic" style:font-style-complex="italic"/>
    </style:style>
    <style:style style:name="T39" style:family="text">
      <style:text-properties officeooo:rsid="002b8d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Interprétation de quelques exemples</text:p>
      <text:p text:style-name="P1"/>
      <text:p text:style-name="P71">Ce rapport traite quelques exemples pour l’interprétation de paires de phrases. Plusieurs tests, présentés en tant que " cas ", ont été effectué pour comprendre les choix du modèle.</text:p>
      <text:p text:style-name="P64">Remarque : les mots en rouge sont les mots qui ont été changé.</text:p>
      <text:p text:style-name="P1"/>
      <text:p text:style-name="P1"/>
      <text:p text:style-name="P1"><text:span text:style-name="T28"><text:tab/></text:span><text:span text:style-name="T29">Exemple 1 :</text:span></text:p>
      <text:p text:style-name="P1"/>
      <text:p text:style-name="P1"><text:span text:style-name="T36">label :</text:span> inférence</text:p>
      <text:p text:style-name="P1">P = " Male in a blue jacket decides to lay in the grass . "</text:p>
      <text:p text:style-name="P1">H = " The guy wearing a blue jacket is laying on the green grass "</text:p>
      <text:p text:style-name="P1"/>
      <text:p text:style-name="P47">Explication humaine : </text:p>
      <text:p text:style-name="P1">Les mots importants à associer sont " male " et " guy " qui veulent dire la même chose, " blue jacket " dans les deux phrases, " lay " et " laying ", " grass " dans les deux phrases.</text:p>
      <text:p text:style-name="P1">Tout est identique (soit on relie, dans l'hypothèse et la prémisse, le même mot ; soit il y a deux mots différents mais qui ont exactement le même sens, comme " male " et " guy ").</text:p>
      <text:p text:style-name="P1"/>
      <text:p text:style-name="P48">Interprétation du modèle :</text:p>
      <text:p text:style-name="P2">Le modèle prédit bien une inférence.</text:p>
      <text:p text:style-name="P2"><text:span text:style-name="T29">- Cas 1 :</text:span> P = "male" ; H = "guy" <text:s/></text:p>
      <text:p text:style-name="P2">Le modèle prédit bien une inférence.</text:p>
      <text:p text:style-name="P2"><text:span text:style-name="T29">- Cas 2 :</text:span> P = "lay" ; H = "laying" </text:p>
      <text:p text:style-name="P2">Le modèle prédit bien une inférence.</text:p>
      <text:p text:style-name="P2"><text:span text:style-name="T29">- Cas 3 :</text:span> P = "the grass" ; H = "the green grass" <text:s/></text:p>
      <text:p text:style-name="P2">Le modèle prédit bien une inférence.</text:p>
      <text:p text:style-name="P2"><text:span text:style-name="T29">- Cas 4 :</text:span> P = "<text:span text:style-name="T2">female</text:span> in a blue jacket decides to lay in the grass ." ; H = <text:span text:style-name="T1">" The guy wearing a blue jacket is laying on the green grass " </text:span>(hypothèse inchangée)</text:p>
      <text:p text:style-name="P2">Le modèle prédit bien une contradiction : il a vu que " female " est différent de " guy " donc il prend bien en compte la personne dont on parle.</text:p>
      <text:p text:style-name="P2"/>
      <text:p text:style-name="P2"><text:span text:style-name="T29">- Cas 5 :</text:span> P = <text:span text:style-name="T1">" Male in a blue jacket decides to lay in the grass . " </text:span>(prémisse inchangée) ; H = "The guy wearing a <text:span text:style-name="T2">green</text:span> jacket is laying on the green grass" <text:s/></text:p>
      <text:p text:style-name="P2">Le modèle prédit une inférence au lieu d’une contradiction. Pourtant le modèle prédit une contradiction pour P = "blue jacket" et H = "green jacket".</text:p>
      <text:p text:style-name="P2">On va tenter de changer la couleur, car " green " est peut-être associé à " grass ".</text:p>
      <text:p text:style-name="P2"><text:span text:style-name="T29">- Cas 6 :</text:span> P = <text:span text:style-name="T1">" Male in a blue jacket decides to lay in the grass . " </text:span>(prémisse inchangée) ; H = "The guy wearing a <text:span text:style-name="T2">red</text:span> jacket is laying on the green grass"</text:p>
      <text:p text:style-name="P2">Le modèle prédit une contradiction !</text:p>
      <text:p text:style-name="P2">Le modèle voit plusieurs fois le mot green, qui a été associé à "grass" (cas 3) en tant qu'inférence, donc dans le cas 5 il prédit une inférence car beaucoup de relation "inférence" ont été associé.</text:p>
      <text:p text:style-name="P2">On peut conclure qu’ici le modèle ne relie pas vraiment les bons mots entre eux.</text:p>
      <text:p text:style-name="P2"/>
      <text:p text:style-name="P2"/>
      <text:p text:style-name="P3"><text:tab/><text:span text:style-name="T29">Exemple 2 :</text:span></text:p>
      <text:p text:style-name="P3"/>
      <text:p text:style-name="P3"><text:span text:style-name="T36">label :</text:span> contradiction</text:p>
      <text:p text:style-name="P3">P = " A person wearing a straw hat , standing outside working a steel apparatus with a pile of coconuts on the ground . "</text:p>
      <text:p text:style-name="P3">H = " A person is burning a straw hat . "</text:p>
      <text:p text:style-name="P3"/>
      <text:p text:style-name="P51"><text:soft-page-break/>Explication humaine : </text:p>
      <text:p text:style-name="P4"><text:span text:style-name="T1">Les mots importants à associer sont </text:span>: "person" dans les deux phrases, "wearing" et "burning" qui ne veulent pas dire la même chose, "straw hat" dans les deux phrases. </text:p>
      <text:p text:style-name="P4">"person" et " straw hat " prouve que l’on parle bien de la même personne, tandis que " burning " vient donner la contradiction (<text:span text:style-name="T5">il est peu probable que </text:span>la personne <text:span text:style-name="T5">puisse</text:span> porter le chapeau et le brûler en même temps).</text:p>
      <text:p text:style-name="P3">Il faut ignorer la seconde partie de la prémisse car il n’y a pas d’informations sur le chapeau.</text:p>
      <text:p text:style-name="P3"/>
      <text:p text:style-name="P49">Interprétation du modèle :</text:p>
      <text:p text:style-name="P6">Le modèle prédit bien une contradiction.</text:p>
      <text:p text:style-name="P9">On va voir si le modèle ignore la seconde partie de la prémisse :</text:p>
      <text:p text:style-name="P7"><text:span text:style-name="T29">- Cas 1 :</text:span> P = "A person wearing a straw hat ." ; H = <text:span text:style-name="T4">" A person is burning a straw hat . " (hypothèse </text:span>inchangée<text:span text:style-name="T6">)</text:span></text:p>
      <text:p text:style-name="P7"><text:span text:style-name="T6">Le modèle prédit bien une</text:span> contradiction : comme nous, le modèle ignore la seconde partie de la prémisse.</text:p>
      <text:p text:style-name="P6"><text:span text:style-name="T29">- Cas 2 :</text:span> <text:span text:style-name="T7">P = </text:span>"wearing" ; <text:span text:style-name="T7">H = </text:span>"burning"</text:p>
      <text:p text:style-name="P8"><text:span text:style-name="T6">Le modèle prédit bien une</text:span> contradiction.</text:p>
      <text:p text:style-name="P8"><text:span text:style-name="T29">- Cas 3 :</text:span> P = "A person wearing a straw hat ." ; H = "A <text:span text:style-name="T2">dog</text:span> is wearing a straw hat ."</text:p>
      <text:p text:style-name="P8"><text:span text:style-name="T6">Le modèle prédit bien une</text:span> contradiction. Le modèle comprend que l'on ne parle pas de la même entité (person / dog).</text:p>
      <text:p text:style-name="P8"><text:span text:style-name="T29">- Cas 4 :</text:span> P = "A person wearing a straw hat ." ; H = "A person is wearing a <text:span text:style-name="T2">big</text:span> hat ."</text:p>
      <text:p text:style-name="P8"><text:span text:style-name="T7">Le modèle prédit bien le label </text:span>neutre.</text:p>
      <text:p text:style-name="P6"/>
      <text:p text:style-name="P6">Le modèle reste cohérent dans tous les cas.</text:p>
      <text:p text:style-name="P6"/>
      <text:p text:style-name="P6"/>
      <text:p text:style-name="P65"><text:tab/><text:span text:style-name="T29">Exemple 3 :</text:span></text:p>
      <text:p text:style-name="P10"/>
      <text:p text:style-name="P10"><text:span text:style-name="T36">label :</text:span> inférence</text:p>
      <text:p text:style-name="P10">P = <text:span text:style-name="T4">" A person wearing a straw hat , standing outside working a steel apparatus with a pile of coconuts on the ground . "</text:span></text:p>
      <text:p text:style-name="P10">H = " A person is near a pile of coconuts . "</text:p>
      <text:p text:style-name="P10"/>
      <text:p text:style-name="P5"><text:span text:style-name="T36">Explication humaine :</text:span> </text:p>
      <text:p text:style-name="P32">Les mots importants à associer sont <text:s/>: "person" dans les 2 phrases, "pile of coconuts" dans les 2 phrases.</text:p>
      <text:p text:style-name="P11">En plus de cela, le fait qu'aucun mot de l'hypothèse ne vienne contredire ou ne vienne ajouter de l'information dans la prémisse montre l'inférence.</text:p>
      <text:p text:style-name="P11"/>
      <text:p text:style-name="P50">Interprétation du modèle :</text:p>
      <text:p text:style-name="P34">Le modèle prédit bien une inférence.</text:p>
      <text:p text:style-name="P11">On va voir si le modèle se sert de la partie "  <text:span text:style-name="T4">wearing a straw hat , standing outside working a steel apparatus " </text:span>de la prémisse.</text:p>
      <text:p text:style-name="P11"><text:span text:style-name="T29">- Cas 1 :</text:span> P = "A person with a pile of coconuts on the ground ." ; H = <text:span text:style-name="T8">" A person is near a pile of coconuts . "</text:span></text:p>
      <text:p text:style-name="P11">Le modèle prédit bien une <text:s/>inférence, donc il se sert bien des bons mots de la prémisse.</text:p>
      <text:p text:style-name="P11">On va essayer de piéger le modèle :</text:p>
      <text:p text:style-name="P11"><text:span text:style-name="T29">- Cas 2 :</text:span> P = <text:span text:style-name="T4">" A person wearing a straw hat , standing outside working a steel apparatus with a pile of coconuts on the ground . " </text:span>(prémisse inchangée) ; H = "A person is <text:span text:style-name="T2">far away from</text:span> a pile of coconuts ."</text:p>
      <text:p text:style-name="P11"><text:soft-page-break/>Le modèle prédit bien une contradiction. On constate que le modèle a bien compris que les noix de coco sont proches de la personne, et n'associe pas b<text:span text:style-name="T9">e</text:span>tement "a pile of coconuts" dans les deux phrases pour prédire une inférence.</text:p>
      <text:p text:style-name="P11"/>
      <text:p text:style-name="P11"/>
      <text:p text:style-name="P12"><text:tab/><text:span text:style-name="T29">Exemple 4 :</text:span></text:p>
      <text:p text:style-name="P12"/>
      <text:p text:style-name="P12"><text:span text:style-name="T36">label :</text:span> inférence</text:p>
      <text:p text:style-name="P12">P = "  A man reads the paper in a bar with green lighting . "</text:p>
      <text:p text:style-name="P12">H = " The man is inside . " </text:p>
      <text:p text:style-name="P12"/>
      <text:p text:style-name="P52">Explication humaine :</text:p>
      <text:p text:style-name="P12"><text:span text:style-name="T1">Les mots importants à associer sont <text:s/>:</text:span> "man" dans les deux phrases, "in a bar" et "inside" car "bar" fait référence à un lieu fermé, donc c'est un intérieur, ce qui donne le lien avec "inside".</text:p>
      <text:p text:style-name="P12"/>
      <text:p text:style-name="P52">Interprétation du modèle :</text:p>
      <text:p text:style-name="P12">Le modèle prédit bien une inférence et est sûr de lui.</text:p>
      <text:p text:style-name="P12"><text:span text:style-name="T29">- Cas 1 :</text:span> P = "in a bar" ; H = "inside"</text:p>
      <text:p text:style-name="P12">Le modèle prédit bien une inférence.</text:p>
      <text:p text:style-name="P12"><text:span text:style-name="T29">- Cas 2 :</text:span> "A man reads the paper in a <text:span text:style-name="T2">pool</text:span> with green lighting ." ; H = " The man is inside . " </text:p>
      <text:p text:style-name="P12">Le modèle prédit une inférence au lieu d’une contradiction (mais il hésite fortement avec la <text:s/>contradiction). Pourtant, en faisant P = "in a pool" et H = "inside", le modèle prédit une contradiction : il sait donc que "in a pool" n'implique pas "inside".</text:p>
      <text:p text:style-name="P12">Peut-être que le modèle ne regarde pas " in a bar ". </text:p>
      <text:p text:style-name="P12"><text:span text:style-name="T29">- Cas </text:span><text:span text:style-name="T30">3</text:span><text:span text:style-name="T29"> :</text:span> P = "A man reads the paper with green lighting ." (on a retiré " in a bar ") ; H = " The man is inside . " </text:p>
      <text:p text:style-name="P12">Le modèle prédit une inférence au lieu d’une neutralité : <text:span text:style-name="T27">i</text:span>l ne regarde donc pas "in a bar".</text:p>
      <text:p text:style-name="P12"><text:span text:style-name="T29">- Cas </text:span><text:span text:style-name="T30">4</text:span><text:span text:style-name="T29"> :</text:span> P = "A man reads the paper with green lighting ." ; H = "The <text:span text:style-name="T2">dog</text:span> is inside ."</text:p>
      <text:p text:style-name="P12">Le modèle prédit une contradiction, il sait que l'on ne parle plus de la même entité (man et dog).</text:p>
      <text:p text:style-name="P12"><text:span text:style-name="T29">- Cas </text:span><text:span text:style-name="T30">5</text:span><text:span text:style-name="T29"> :</text:span> P = "reads the paper" ; H = "inside"</text:p>
      <text:p text:style-name="P12">Le modèle prédit une inférence. Peut-être qu’il fait sa prédiction en fonction du cas <text:span text:style-name="T27">5 </text:span>?</text:p>
      <text:p text:style-name="P12"><text:span text:style-name="T29">- Cas </text:span><text:span text:style-name="T30">6</text:span><text:span text:style-name="T29"> :</text:span> P = "A man with green lighting ." ; H = "The man is inside ."</text:p>
      <text:p text:style-name="P12">Le modèle prédit une inférence.</text:p>
      <text:p text:style-name="P12"><text:span text:style-name="T29">- Cas </text:span><text:span text:style-name="T30">7</text:span><text:span text:style-name="T29"> (de pair avec </text:span><text:span text:style-name="T30">le </text:span><text:span text:style-name="T29">cas </text:span><text:span text:style-name="T30">6</text:span><text:span text:style-name="T29">) :</text:span> P = "green lighting" ; H = "inside"</text:p>
      <text:p text:style-name="P12">Le modèle prédit une contradiction.</text:p>
      <text:p text:style-name="P12">donc le modèle se sert beaucoup de "man" <text:span text:style-name="T11">comme nous le pensions, </text:span>cependant il associe inférence à "inside" à partir de plusieurs concept : "reads the paper" et "in a bar".</text:p>
      <text:p text:style-name="P12"/>
      <text:p text:style-name="P12"/>
      <text:p text:style-name="P46"><text:span text:style-name="T28"><text:tab/></text:span>Exemple 5 :</text:p>
      <text:p text:style-name="P13"/>
      <text:p text:style-name="P13"><text:span text:style-name="T36">label :</text:span> contradiction</text:p>
      <text:p text:style-name="P13">P = " A couple walk hand in hand down a street . "</text:p>
      <text:p text:style-name="P13">H = " A couple is sitting on a bench . "</text:p>
      <text:p text:style-name="P13"/>
      <text:p text:style-name="P53">Explication humaine :</text:p>
      <text:p text:style-name="P13">Les mots importants <text:span text:style-name="T1">à associer sont :</text:span> "couple" dans les deux phrases pour prouver que l’on parle de la même entité, "walk" et "sitting" qui se contredisent, "street" et "bench" pour prouver que ce n’est pas le même lieu.</text:p>
      <text:p text:style-name="P13"/>
      <text:p text:style-name="P53">Interprétation du modèle :</text:p>
      <text:p text:style-name="P13"><text:span text:style-name="T10">Le modèle prédit bien une</text:span> contradiction.</text:p>
      <text:p text:style-name="P13"><text:soft-page-break/><text:span text:style-name="T29">- Cas 1 :</text:span> <text:span text:style-name="T12">P = " </text:span>walk " ; <text:span text:style-name="T12">H =</text:span> " sitting "</text:p>
      <text:p text:style-name="P15">Le modèle prédit une contradiction.</text:p>
      <text:p text:style-name="P13"><text:span text:style-name="T29">- Cas 2 :</text:span> <text:span text:style-name="T12">P = " </text:span>street " ; <text:span text:style-name="T12">H = " </text:span>bench "</text:p>
      <text:p text:style-name="P15">Le modèle prédit une contradiction.</text:p>
      <text:p text:style-name="P14"><text:span text:style-name="T29">-</text:span><text:span text:style-name="T31">Cas 3 :</text:span><text:span text:style-name="T12"> P = " A couple walk hand in hand down a street . " (prémisse inchangée) ; H = " A couple is sitting on a </text:span><text:span text:style-name="T3">street</text:span><text:span text:style-name="T12"> . "</text:span></text:p>
      <text:p text:style-name="P15">Le modèle prédit une contradiction. Peut-être qu’il se sert uniquement de " walk " et " sitting ".</text:p>
      <text:p text:style-name="P15"><text:span text:style-name="T29">-Cas 4 :</text:span> P = " A couple walk hand in hand down a street . " (prémisse inchangée) ; H = " A couple is <text:span text:style-name="T2">walking</text:span> on a bench . "</text:p>
      <text:p text:style-name="P15">Le modèle prédit une inférence au lieu d’une contradiction : il se sert donc de " walk " et " sitting " pour sa prédiction.</text:p>
      <text:p text:style-name="P72"/>
      <text:p text:style-name="P72"/>
      <text:p text:style-name="P16"><text:tab/><text:span text:style-name="T29">Exemple 6 :</text:span></text:p>
      <text:p text:style-name="P16"/>
      <text:p text:style-name="P16"><text:span text:style-name="T36">label :</text:span> neutral</text:p>
      <text:p text:style-name="P16">P = " One tan girl with a wool hat is running and leaning over an object , while another person in a wool hat is sitting on the ground . "</text:p>
      <text:p text:style-name="P16">H = " A man watches his daughter leap "</text:p>
      <text:p text:style-name="P17"/>
      <text:p text:style-name="P54">Explication humaine :</text:p>
      <text:p text:style-name="P18"><text:span text:style-name="T11">Les mots importants à associer sont :</text:span> "girl" et "daughter" car il est possible que la fille de la prémisse soit la fille de l'homme dans l'hypothèse, "person" et "man" (ils ont un sens proche puisqu'un homme est une personne) car il est possible que la personne assise dans la prémisse soit le père de la fille, "leaning over" et "leap" car il est possible que l'on fasse un saut si l'on trébuche sur un objet. </text:p>
      <text:p text:style-name="P18">Comme il n'y a pas d'informations sur la relation entre la fille qui tombe et la personne assise dans la prémisse, le label est neutre. Ainsi "daughter" est le mot le plus important de tous (il n'y a pas de mot tel que "dad" dans la prémisse). </text:p>
      <text:p text:style-name="P18"/>
      <text:p text:style-name="P54">Interprétation du modèle :</text:p>
      <text:p text:style-name="P18"><text:span text:style-name="T10">Le modèle prédit </text:span>une contradiction au lieu d’une neutralité.<text:tab/></text:p>
      <text:p text:style-name="P18"><text:span text:style-name="T29">- Cas 1 :</text:span> P = " one tan <text:span text:style-name="T2">boy</text:span> <text:span text:style-name="T13">with a wool hat is running and leaning over an object , while another person in a wool hat is sitting on the ground . "</text:span> ; H = "daughter" <text:s/></text:p>
      <text:p text:style-name="P18">Le modèle prédit une contradiction. Il a l’air de bien associer " girl " et " daughter ".</text:p>
      <text:p text:style-name="P18"><text:span text:style-name="T29">- Cas 2 :</text:span> P = "one tan girl" ; H = "daughter" <text:s/></text:p>
      <text:p text:style-name="P18">Le modèle prédit une neutralité. Ce qui est correct.</text:p>
      <text:p text:style-name="P18"/>
      <text:p text:style-name="P20">Le modèle sait don<text:span text:style-name="T27">c</text:span> qu’il est possible que " one tan girl " soit " daughter ". On va voir s’il sait que " another person " et " man " peuvent être la même entité.</text:p>
      <text:p text:style-name="P19"><text:span text:style-name="T29">- Cas </text:span><text:span text:style-name="T32">3</text:span><text:span text:style-name="T29"> :</text:span> P = "another person" ; H = "man"</text:p>
      <text:p text:style-name="P19"><text:span text:style-name="T14">Le modèle prédit </text:span>neutre, <text:span text:style-name="T14">donc c’est bien le cas.</text:span></text:p>
      <text:p text:style-name="P19"><text:span text:style-name="T29">- Cas </text:span><text:span text:style-name="T32">4</text:span><text:span text:style-name="T29"> :</text:span> P = "sitting" ; H = "watches"</text:p>
      <text:p text:style-name="P19"><text:span text:style-name="T14">Le modèle prédit une </text:span>inférence. <text:span text:style-name="T14">Il sait donc que l’homme assis est en train de regarder.</text:span></text:p>
      <text:p text:style-name="P19"/>
      <text:p text:style-name="P19"><text:span text:style-name="T29">- Cas </text:span><text:span text:style-name="T32">5</text:span><text:span text:style-name="T29"> :</text:span><text:span text:style-name="T28"> </text:span>P = "leaning" ; H = "leap"</text:p>
      <text:p text:style-name="P19"><text:span text:style-name="T14">Le modèle prédit une </text:span>contradiction. <text:span text:style-name="T14">Le problème vient sûrement de là.</text:span></text:p>
      <text:p text:style-name="P18"><text:span text:style-name="T29">- Cas 6 :</text:span> P = "leaning over an object" ; H = "leap" </text:p>
      <text:p text:style-name="P19"><text:span text:style-name="T14">Le modèle prédit une </text:span>contradiction.</text:p>
      <text:p text:style-name="P19"><text:span text:style-name="T29">- Cas </text:span><text:span text:style-name="T32">7</text:span><text:span text:style-name="T29"> :</text:span> P = <text:span text:style-name="T13">" One tan girl with a wool hat is running and leaning over an object , while another person in a wool hat is sitting on the ground . " (prémisse</text:span> inchangée<text:span text:style-name="T14">)</text:span> ; H = "leap"</text:p>
      <text:p text:style-name="P19"><text:span text:style-name="T14">Le modèle prédit une </text:span>contradiction. </text:p>
      <text:p text:style-name="P19"><text:soft-page-break/></text:p>
      <text:p text:style-name="P19">La principale action <text:span text:style-name="T14">de la fille, </text:span>"leap", est contradictoire avec "leaning" (cas 5 <text:span text:style-name="T14">et 6</text:span>) <text:span text:style-name="T14">qui est l’action de la fille dans la prémisse, ainsi qu’avec </text:span>toute la prémisse (cas <text:span text:style-name="T14">7</text:span>).</text:p>
      <text:p text:style-name="P18">Même si "another person"/"man" est neutre (cas <text:span text:style-name="T14">3</text:span>) ainsi que "one tan girl"/"daughter" (cas <text:span text:style-name="T14">2</text:span>), si toutes les actions contredisent "leap", alors le modèle choisi <text:span text:style-name="T14">la </text:span>contradiction.</text:p>
      <text:p text:style-name="P18"/>
      <text:p text:style-name="P18"/>
      <text:p text:style-name="P21"><text:tab/><text:span text:style-name="T29">Exemple 7 :</text:span></text:p>
      <text:p text:style-name="P21"/>
      <text:p text:style-name="P22"><text:span text:style-name="T36">label :</text:span> entailment</text:p>
      <text:p text:style-name="P22">P = " A blond-haired doctor and her African american assistant looking threw new medical </text:p>
      <text:p text:style-name="P22">manuals . "</text:p>
      <text:p text:style-name="P22">H = " A doctor is looking at a book "</text:p>
      <text:p text:style-name="P22"/>
      <text:p text:style-name="P55">Explication humaine :</text:p>
      <text:p text:style-name="P22"><text:span text:style-name="T11">Les mots importants à associer sont :</text:span> "doctor" dans les deux phrases (pour prouver que c'est la même personne), "looking" dans les deux phrases, "manuals" et "book" qui veulent dire la même chose (synonymes).</text:p>
      <text:p text:style-name="P22"/>
      <text:p text:style-name="P55">Interprétation du modèle :</text:p>
      <text:p text:style-name="P35">Le modèle prédit bien une inférence. Mais il hésite avec les autres labels.</text:p>
      <text:p text:style-name="P23"><text:span text:style-name="T29">- Cas 1 :</text:span> P = "her African american assistant looking threw new medical manuals ." <text:span text:style-name="T16">("  </text:span>A blond-haired doctor and " <text:span text:style-name="T39">retiré) ; <text:s/></text:span>H = " A doctor is looking at a book " <text:span text:style-name="T16">(hypothèse </text:span>inchangée<text:span text:style-name="T16">)</text:span></text:p>
      <text:p text:style-name="P25">Le modèle prédit une contradiction car <text:span text:style-name="T15">il ne voit plus le mot doctor (ou d’autre mot se rapportant à doctor) dans la prémisse.</text:span></text:p>
      <text:p text:style-name="P24"><text:span text:style-name="T29">- Cas 2 :</text:span> P = " A blond-haired doctor and her African american assistant looking threw new medical </text:p>
      <text:p text:style-name="P24">manuals . " <text:span text:style-name="T17">(prémisse <text:s/></text:span>inchangée<text:span text:style-name="T17">) ; H = </text:span>"A doctor is looking at a <text:span text:style-name="T2">dog</text:span>"</text:p>
      <text:p text:style-name="P26">Le modèle prédit une contradiction : <text:span text:style-name="T15">il fait bien la différence entre " book " et " dog ", donc il arrive bien à relier " manuals " et " book ".</text:span></text:p>
      <text:p text:style-name="P26"/>
      <text:p text:style-name="P26"/>
      <text:p text:style-name="P27"><text:tab/><text:span text:style-name="T29">Exemple 8 :</text:span></text:p>
      <text:p text:style-name="P27"/>
      <text:p text:style-name="P27"><text:span text:style-name="T36">label :</text:span> neutral</text:p>
      <text:p text:style-name="P27"><text:span text:style-name="T15">P = " </text:span>A man playing an electric guitar on stage . "</text:p>
      <text:p text:style-name="P27">H = " A man is performing for cash . "</text:p>
      <text:p text:style-name="P27"/>
      <text:p text:style-name="P56">Explication humaine :</text:p>
      <text:p text:style-name="P27"><text:span text:style-name="T11">Les mots importants à associer sont :</text:span> "man playing" et "man is performing" pour dire que c'est la même personne qui fait la même action, "for cash" dans l'hypothèse car aucune information n'est donnée là dessus dans la prémisse.</text:p>
      <text:p text:style-name="P27">Il n'y a aucun mot ayant un sens proche avec l'argent dans la prémisse, donc c'est neutre.</text:p>
      <text:p text:style-name="P27"/>
      <text:p text:style-name="P56">Interprétation du modèle :</text:p>
      <text:p text:style-name="P36">Le modèle prédit bien une neutralité.</text:p>
      <text:p text:style-name="P70"><text:span text:style-name="T29">- Cas 1 :</text:span> P = "A man playing" <text:span text:style-name="T39">(" </text:span>an electric guitar on stage . " <text:span text:style-name="T39">retiré) </text:span>; H = "A man is performing" <text:span text:style-name="T39">(" </text:span>for cash . " <text:span text:style-name="T39">retiré)</text:span></text:p>
      <text:p text:style-name="P27">Le modèle prédit bien une inférence : " playing " et " is performing " ont la même signification</text:p>
      <text:p text:style-name="P70"><text:span text:style-name="T29">- Cas 2 :</text:span> <text:span text:style-name="T15">P = " </text:span>A man playing an electric guitar on stage . " (prémisse inchangée) ; H = " for cash . " <text:span text:style-name="T39">("  </text:span>A man is performing " <text:span text:style-name="T39">retiré)</text:span></text:p>
      <text:p text:style-name="P27">Le modèle prédit bien une neutralité : c'est bien "for cash" qui donne la neutralité donc le modèle applique les explications humaines.</text:p>
      <text:p text:style-name="P28"><text:soft-page-break/><text:tab/><text:span text:style-name="T29">Exemple 9 :</text:span></text:p>
      <text:p text:style-name="P28"/>
      <text:p text:style-name="P29"><text:span text:style-name="T36">label :</text:span> contradiction</text:p>
      <text:p text:style-name="P29">P = " A man playing an electric guitar on stage . "</text:p>
      <text:p text:style-name="P29">H = " A man playing banjo on the floor . "</text:p>
      <text:p text:style-name="P29"/>
      <text:p text:style-name="P57">Explication humaine :</text:p>
      <text:p text:style-name="P29"><text:span text:style-name="T11">Les mots importants à associer sont :</text:span> "man playing" dans les deux phrases pour dire que c'est la même personne qui fait la même action, "electric guitar" et "banjo" qui ne sont pas les mêmes instruments, "on stage" et "on the floor" qui ne sont pas les mêmes endroits. </text:p>
      <text:p text:style-name="P29"/>
      <text:p text:style-name="P58">Interprétation du modèle :</text:p>
      <text:p text:style-name="P29"><text:span text:style-name="T18">Le modèle p</text:span>rédit <text:span text:style-name="T18">bien une</text:span> contradiction.</text:p>
      <text:p text:style-name="P30"><text:span text:style-name="T29">- Cas 1 :</text:span> P = "A man playing an electric guitar" <text:span text:style-name="T39">(" on stage " retiré)</text:span> ; H = "A man playing banjo ." <text:span text:style-name="T39">(" on the floor " retiré)</text:span></text:p>
      <text:p text:style-name="P30"><text:span text:style-name="T29">- </text:span><text:span text:style-name="T33">C</text:span><text:span text:style-name="T29">as 2 :</text:span> P = "electric guitar" ; H = "banjo"</text:p>
      <text:p text:style-name="P30"><text:span text:style-name="T18">Le modèle p</text:span>rédit <text:span text:style-name="T18">bien une</text:span> contradiction <text:span text:style-name="T19">dans le cas 1 et le cas 2 : </text:span>un banjo n'est pas une guitare électrique.</text:p>
      <text:p text:style-name="P31"><text:span text:style-name="T29">- Cas 3 :</text:span> P = "A man playing on stage ." <text:span text:style-name="T20">(" </text:span>an electric guitar " <text:span text:style-name="T20">retiré)</text:span> ; H = "A man playing on the floor ." <text:span text:style-name="T20">(" banjo " retiré)</text:span></text:p>
      <text:p text:style-name="P31"><text:span text:style-name="T18">Le modèle p</text:span>rédit <text:span text:style-name="T18">une </text:span>inférence au lieu d’<text:span text:style-name="T20">une</text:span> contradiction.</text:p>
      <text:p text:style-name="P29">C'est donc banjo et electric guitar qui donne la contradiction.</text:p>
      <text:p text:style-name="P38"><text:span text:style-name="T29">- </text:span><text:span text:style-name="T34">Cas 4 :</text:span><text:span text:style-name="T21"> </text:span>P = "on stage" ; H = "on the floor"</text:p>
      <text:p text:style-name="P39">Le modèle prédit ici une contradiction.</text:p>
      <text:p text:style-name="P39"/>
      <text:p text:style-name="P39">Dans le cas 3, <text:span text:style-name="T22">"A man playing" prend le label inférence et c'est lui qui l'emporte (plus de mot en faveur de l'inférence que de mot en faveur à la contradiction).</text:span></text:p>
      <text:p text:style-name="P29"><text:span text:style-name="T21">Dans le cas de base, i</text:span>l y a <text:span text:style-name="T21">beaucoup</text:span> de mot en commun entre la <text:span text:style-name="T20">prémisse</text:span> et l’<text:span text:style-name="T20">hypothèse</text:span>, mais " banjo " et " electric guitar " <text:span text:style-name="T20">sont </text:span>considéré<text:span text:style-name="T20">s</text:span> comme <text:span text:style-name="T20">contradictoire (cas 1 et 2) ainsi que " on stage " et " on the floor " (cas 4).</text:span></text:p>
      <text:p text:style-name="P29"/>
      <text:p text:style-name="P29"/>
      <text:p text:style-name="P29"><text:tab/><text:span text:style-name="T29">Exemple 10 :</text:span></text:p>
      <text:p text:style-name="P29"/>
      <text:p text:style-name="P29"><text:span text:style-name="T37">label :</text:span><text:span text:style-name="T21"> </text:span>contradiction</text:p>
      <text:p text:style-name="P29"><text:span text:style-name="T21">P = " </text:span>A land rover is being driven across a river . "</text:p>
      <text:p text:style-name="P38"><text:span text:style-name="T21">H = " </text:span>A sedan is stuck in the middle of a river . "</text:p>
      <text:p text:style-name="P38"/>
      <text:p text:style-name="P59">Explication humaine :</text:p>
      <text:p text:style-name="P38"><text:span text:style-name="T11">Les mots importants à associer sont :</text:span> "land rover" et "sedan" car ce sont 2 voitures (pour dire que l'on parle de la même voiture), "is being driven" et "stuck" car ils se contredisent (si la voiture est conduite ça implique qu'elle bouge, or avec "stuck" cela montre qu'elle ne bouge pas), " <text:span text:style-name="T21">river " dans les deux phrases pour montrer que l’on parle du même endroit.</text:span></text:p>
      <text:p text:style-name="P29"/>
      <text:p text:style-name="P59">Interprétation du modèle :</text:p>
      <text:p text:style-name="P38"><text:span text:style-name="T18">Le modèle p</text:span>rédit <text:span text:style-name="T18">bien une</text:span> contradiction.</text:p>
      <text:p text:style-name="P38"><text:span text:style-name="T29">- Cas 1 :</text:span> P = "A land rover is being driven ." <text:span text:style-name="T21">("  </text:span>across a river " <text:span text:style-name="T21">retiré)</text:span> ; H = "A sedan is stuck ." <text:span text:style-name="T21">(" </text:span>in the middle of a river " <text:span text:style-name="T21">retiré)</text:span></text:p>
      <text:p text:style-name="P38"><text:span text:style-name="T18">Le modèle p</text:span>rédit <text:span text:style-name="T18">bien une</text:span> contradiction.</text:p>
      <text:p text:style-name="P38"><text:span text:style-name="T29">- Cas 2 :</text:span> <text:span text:style-name="T21">P = " </text:span>A land rover is being driven across a river . " <text:span text:style-name="T21">(prémisse </text:span>inchangée<text:span text:style-name="T21">)</text:span> ; H = "A sedan is <text:span text:style-name="T2">moving</text:span> in the middle of a river ." </text:p>
      <text:p text:style-name="P38"><text:span text:style-name="T21">Le modèle prédit bien une </text:span>inférence.</text:p>
      <text:p text:style-name="P29"><text:soft-page-break/><text:span text:style-name="T21">C’est d</text:span>onc <text:span text:style-name="T21">le couple " is being driven " / " </text:span>stuck " <text:span text:style-name="T21">qui</text:span> donne la contradiction.</text:p>
      <text:p text:style-name="P29"/>
      <text:p text:style-name="P29"/>
      <text:p text:style-name="P40"><text:tab/><text:span text:style-name="T29">Exemple 11 :</text:span></text:p>
      <text:p text:style-name="P40"/>
      <text:p text:style-name="P40"><text:span text:style-name="T36">label :</text:span> inférence</text:p>
      <text:p text:style-name="P40">P = " A land rover is being driven across a river "</text:p>
      <text:p text:style-name="P40">H = " A vehicle is crossing a river . "</text:p>
      <text:p text:style-name="P40"/>
      <text:p text:style-name="P60">Explication humaine :</text:p>
      <text:p text:style-name="P40"><text:span text:style-name="T11">Les mots importants à associer sont :</text:span>"land rover" et "vehicle" car une land rover est un véhicule, "across a river" et "crossing a river" qui veulent dire la même chose.</text:p>
      <text:p text:style-name="P40"/>
      <text:p text:style-name="P60">Interprétation du modèle :</text:p>
      <text:p text:style-name="P40"><text:span text:style-name="T18">Le modèle prédit bien une</text:span> inférence.</text:p>
      <text:p text:style-name="P40"><text:span text:style-name="T29">- Cas 1 :</text:span> P = "land rover" ; H= "vehicule"</text:p>
      <text:p text:style-name="P40"><text:span text:style-name="T18">Le modèle prédit bien une</text:span> inférence : une land rover est un véhicule.</text:p>
      <text:p text:style-name="P40"><text:span text:style-name="T29">- Cas 2 :</text:span> P = "driven" ; H= "vehicule"</text:p>
      <text:p text:style-name="P40"><text:span text:style-name="T24">Le modèle prédit bien une</text:span><text:span text:style-name="T23"> inférence : " </text:span>driven " est fortement lié à "vehicule".</text:p>
      <text:p text:style-name="P40"><text:span text:style-name="T29">- Cas 3 :</text:span> P = " A land rover is being driven across a river " (prémisse inchangée) ; H = "A vehicle is crossing a <text:span text:style-name="T2">house</text:span>" </text:p>
      <text:p text:style-name="P40"><text:span text:style-name="T24">Le modèle prédit bien une </text:span>contradiction : " river " et " house " se contredisent car " river " est un extérieur, alors que " house " est un intérieur.</text:p>
      <text:p text:style-name="P40"><text:span text:style-name="T29">- Cas 4 :</text:span> P = " A land rover is being driven across a river " (prémisse inchangée) ; <text:s/>H = "A vehicle is crossing a <text:span text:style-name="T2">mountain</text:span>" </text:p>
      <text:p text:style-name="P40">Le modèle prédit une inférence au lieu d’une contradiction. " river " et " mountain " sont deux extérieurs, le modèle n'y voit pas de contradiction.</text:p>
      <text:p text:style-name="P40"><text:span text:style-name="T29">- Cas 5 :</text:span> P = "river" ; H = "mountain"</text:p>
      <text:p text:style-name="P40">Le modèle prédit une inférence au lieu d’une contradiction. Cela prouve la théorie du cas 4.</text:p>
      <text:p text:style-name="P40"/>
      <text:p text:style-name="P40"/>
      <text:p text:style-name="P40"><text:tab/><text:span text:style-name="T29">Exemple 12 :</text:span></text:p>
      <text:p text:style-name="P40"/>
      <text:p text:style-name="P40"><text:span text:style-name="T36">label :</text:span>inférence</text:p>
      <text:p text:style-name="P40">P = " A land rover is being driven across a river . "</text:p>
      <text:p text:style-name="P40">H = " A Land Rover is splashing water as it crosses a river . "</text:p>
      <text:p text:style-name="P40"/>
      <text:p text:style-name="P60">Explication humaine :</text:p>
      <text:p text:style-name="P40"><text:span text:style-name="T11">Les mots importants à associer sont :</text:span> "land rover" dans les deux phrases, "across a river" et "crosses a river" qui veulent dire la même chose, " river " et "splashing water".</text:p>
      <text:p text:style-name="P40"><text:tab/></text:p>
      <text:p text:style-name="P62"><text:span text:style-name="T11">Interprétation du modèle :</text:span></text:p>
      <text:p text:style-name="P40"><text:span text:style-name="T18">Le modèle prédit</text:span> neutre au lieu d'inférence.</text:p>
      <text:p text:style-name="P40"><text:span text:style-name="T29">- Cas 1 :</text:span> P = " A land rover is being driven across a river " (prémisse inchangée) ; H = "A Land Rover as it crosses a river ." ("splashing water" retiré)</text:p>
      <text:p text:style-name="P40">Le modèle prédit bien une inférence : "splashing water" donne le label neutre, ce qui semble assez logique puisque le modèle ne peut pas savoir qu'il y a des éclaboussures.</text:p>
      <text:p text:style-name="P40"><text:span text:style-name="T29">- Cas 2 :</text:span> P = " A land rover is being driven across a river " (prémisse inchangée) ; H = "A Land Rover water as it crosses a river ." (" splashing " retiré)</text:p>
      <text:p text:style-name="P40">Le modèle prédit une neutralité : "splasing" donne le label neutre (ce mot n'a aucun lien avec les mots de la prémisse)</text:p>
      <text:p text:style-name="P41"><text:span text:style-name="T29">- Cas 3 :</text:span> P = "river" ; h = "splashing water"</text:p>
      <text:p text:style-name="P40"><text:soft-page-break/><text:span text:style-name="T25">Le modèle prédit neutre :</text:span> ça confirme ce que l'on pensait <text:span text:style-name="T25">dans le cas 2.</text:span></text:p>
      <text:p text:style-name="P40"/>
      <text:p text:style-name="P40"/>
      <text:p text:style-name="P44"><text:tab/><text:span text:style-name="T29">Exemple 13 :</text:span></text:p>
      <text:p text:style-name="P40"/>
      <text:p text:style-name="P40"><text:span text:style-name="T36">l</text:span><text:span text:style-name="T38">abel :</text:span><text:span text:style-name="T26"> </text:span>neutral</text:p>
      <text:p text:style-name="P40"><text:span text:style-name="T26">P = " </text:span>An old man with a package poses in front of an advertisement . "</text:p>
      <text:p text:style-name="P40"><text:span text:style-name="T26">H = " </text:span>A man poses in front of an ad for beer . "</text:p>
      <text:p text:style-name="P40"/>
      <text:p text:style-name="P61">Explication humaine :</text:p>
      <text:p text:style-name="P42"><text:span text:style-name="T11">Les mots importants à associer sont :</text:span> "advertisement" et "ad for beer" respectivement dans la prémisse et l'hypothèse. </text:p>
      <text:p text:style-name="P40">On parle ici d'une publicité, mais il n'y a aucune information supplémentaire sur la pub<text:span text:style-name="T26">licité en question</text:span>. <text:span text:style-name="T26">C’est possible que cela concerne d</text:span>e la bière. "for beer" rajoute de l'information. </text:p>
      <text:p text:style-name="P40">Le fait qu'il y a<text:span text:style-name="T26">it</text:span> un point après "advertisement" dans la prémisse prouve qu'il n'y a pas d'infos supplémentaires. Donc le label est neutre. </text:p>
      <text:p text:style-name="P40"/>
      <text:p text:style-name="P63"><text:span text:style-name="T11">Interprétation du modèle :</text:span></text:p>
      <text:p text:style-name="P40"><text:span text:style-name="T26">Le modèle p</text:span>rédit <text:span text:style-name="T26">bien</text:span> neutre.</text:p>
      <text:p text:style-name="P40">"for beer" doit <text:span text:style-name="T26">ê</text:span>tre la cause de cette prédiction donc on va l'enlever pour essayer d'avoir une inférence.</text:p>
      <text:p text:style-name="P42"><text:span text:style-name="T29">- Cas 1 :</text:span> P = <text:span text:style-name="T26">" </text:span>An old man with a package poses in front of an advertisement . " <text:span text:style-name="T26">(prémisse inchangée)</text:span> ; H = "A man poses in front of an ad" <text:span text:style-name="T26">(" for beer " retiré)</text:span></text:p>
      <text:p text:style-name="P42"><text:span text:style-name="T26">Le modèle </text:span>prédit <text:span text:style-name="T26">une</text:span> inférence comme on le souhaitait : comme on le pensait, "for beer" rajoute de l'infor<text:span text:style-name="T26">mation</text:span> qui n'existe pas dans la prémisse, donc le modèle prédit neutre.</text:p>
      <text:p text:style-name="P42">Quand on l'enlève, la prémisse et l'hypothèse ont le même sens donc ça donne une inférence. Le modèle <text:span text:style-name="T26">reste</text:span> logique <text:span text:style-name="T26">dans ce cas-là.</text:span></text:p>
      <text:p text:style-name="P40"><text:tab/></text:p>
      <text:p text:style-name="P40">On va tenter de voir si, même en changeant beer, on a le label neutre. On va changer " beer " par "men" (car on parle d'un homme dans les phrases) :</text:p>
      <text:p text:style-name="P42"><text:span text:style-name="T29">- Cas 2 :</text:span> P = <text:span text:style-name="T26">" </text:span>An old man with a package poses in front of an advertisement . " <text:span text:style-name="T26">(prémisse inchangée)</text:span> ; H = "A man poses in front of an ad for <text:span text:style-name="T2">men</text:span> ."</text:p>
      <text:p text:style-name="P42"><text:span text:style-name="T26">Le modèle </text:span>prédit inférence au lieu de neutre : <text:span text:style-name="T26">il</text:span> voit "man" dans la prémisse, donc il lui associe "men" de l'hypothèse.</text:p>
      <text:p text:style-name="P40"><text:tab/></text:p>
      <text:p text:style-name="P40">On va tenter de voir si ce phénomène se crée avec n'importe quel mot. <text:span text:style-name="T26">On illustre cela avec le cas 3 et 4 ci-dessous </text:span>:</text:p>
      <text:p text:style-name="P42"><text:span text:style-name="T29">- </text:span><text:span text:style-name="T35">Cas 3 :</text:span><text:span text:style-name="T26"> </text:span><text:s/>P = "An old <text:span text:style-name="T2">beer</text:span> with a package poses in front of an advertisement ." <text:span text:style-name="T26">H = " </text:span>A man poses in front of an ad for beer . " <text:span text:style-name="T26">(hypothèse</text:span> inchangée<text:span text:style-name="T26">)</text:span></text:p>
      <text:p text:style-name="P42"><text:span text:style-name="T29">- </text:span><text:span text:style-name="T35">Cas 4 :</text:span><text:span text:style-name="T26"> </text:span>P = "An old <text:span text:style-name="T2">beer</text:span> with a package poses in front of an advertisement ." H = "A man poses in front of an ad for <text:span text:style-name="T2">beers</text:span> ."</text:p>
      <text:p text:style-name="P42"><text:span text:style-name="T26">Le modèle </text:span>prédit neutre <text:span text:style-name="T26">dans ces deux cas. O</text:span>n ne retrouve pas le même phénomène, on va essayer un autre cas qui se rapproche plus du cas 2 : on va remplacer "man" par "beer" et "men" par "beers".</text:p>
      <text:p text:style-name="P40"><text:tab/></text:p>
      <text:p text:style-name="P42"><text:span text:style-name="T29">- Cas 5 :</text:span> P = "An old <text:span text:style-name="T2">beer</text:span> with a package poses in front of an advertisement ." H = "A <text:span text:style-name="T2">beer</text:span> poses in front of an ad for <text:span text:style-name="T2">beers</text:span> ."</text:p>
      <text:p text:style-name="P42"><text:span text:style-name="T26">Le modèle </text:span>prédit neutre. On ne retrouve pas le même phénomène que dans le cas 2. Cela peut s'expliquer par le fait que le modèle ait vu "man"/"men" dans beaucoup d'inférence.</text:p>
      <text:p text:style-name="P40"><text:tab/></text:p>
      <text:p text:style-name="P40">On va tester un dernier phénomène : est ce que le modèle va prédire une contradiction si on remplace "<text:span text:style-name="T26">for </text:span>beer" <text:span text:style-name="T26">dans l’hypothèse </text:span>par "<text:span text:style-name="T26">for </text:span>women" ? Normalement il ne devrait pas, mais puisqu'il a prédit inférence dans le cas 2, alors il va sûrement prédire contradiction ici.</text:p>
      <text:p text:style-name="P42"><text:soft-page-break/><text:span text:style-name="T29">- Cas 6 :</text:span> <text:span text:style-name="T26">P = " </text:span>An old man with a package poses in front of an advertisement . " <text:span text:style-name="T26">(prémisse</text:span> inchangée<text:span text:style-name="T26">)</text:span> ; H = "A man poses in front of an ad for <text:span text:style-name="T2">women</text:span> ." </text:p>
      <text:p text:style-name="P42"><text:span text:style-name="T26">Le modèle prédit une </text:span>contradiction au lieu de neutre, mais ce n'est pas une surprise. Comme on le pensait, il a mit en relation "women" de l'<text:span text:style-name="T26">hypothèse</text:span> et "man" de la <text:span text:style-name="T26">prémisse</text:span> et a donné une contradiction.</text:p>
      <text:p text:style-name="P40"><text:tab/></text:p>
      <text:p text:style-name="P43"><text:span text:style-name="T29">- Cas 7 :</text:span> P = "An old <text:span text:style-name="T2">woman</text:span> with a package poses in front of an advertisement ." ; H = "A man poses in front of an ad for <text:span text:style-name="T2">women</text:span> ."</text:p>
      <text:p text:style-name="P43"><text:span text:style-name="T27">Le modèle prédit une </text:span>contradiction comme on le souhaitait. <text:span text:style-name="T27">Il</text:span> met donc en relation "man" dans la <text:span text:style-name="T27">prémisse</text:span> et dans l'<text:span text:style-name="T27">hypothèse</text:span>, pour savoir de qui l'on parle. </text:p>
      <text:p text:style-name="P40"><text:tab/></text:p>
      <text:p text:style-name="P40">Au final, le modèle avait prédit neutre <text:span text:style-name="T27">grâce à " man " dans les deux phrases</text:span> car on parle de la même personne (la possibilité rentre en jeu) et <text:span text:style-name="T27">grâce à " </text:span>beer " <text:span text:style-name="T27">car il ne </text:span>contredit aucun mot de la prémisse. <text:span text:style-name="T27">Le modèle n’associe pas vraiment les bons mots ensem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4:51:06.107336611</meta:creation-date>
    <dc:date>2018-04-11T09:59:38.162269904</dc:date>
    <meta:editing-duration>PT1H31M19S</meta:editing-duration>
    <meta:editing-cycles>29</meta:editing-cycles>
    <meta:generator>LibreOffice/5.1.6.2$Linux_x86 LibreOffice_project/10m0$Build-2</meta:generator>
    <meta:document-statistic meta:table-count="0" meta:image-count="0" meta:object-count="0" meta:page-count="9" meta:paragraph-count="254" meta:word-count="4349" meta:character-count="21200" meta:non-whitespace-character-count="17030"/>
  </office:meta>
</office:document-meta>
</file>